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.0833in">
        <style:tab-stops>
          <style:tab-stop style:type="left" style:position="0.3937in"/>
        </style:tab-stops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2" style:parent-style-name="Normal" style:family="paragraph">
      <style:paragraph-properties fo:text-align="justify" fo:margin-bottom="0.0833in">
        <style:tab-stops>
          <style:tab-stop style:type="left" style:position="0.393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paragraph-properties fo:text-align="justify" fo:margin-bottom="0.0833in">
        <style:tab-stops>
          <style:tab-stop style:type="left" style:position="0.3937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4" style:parent-style-name="Normal" style:family="paragraph">
      <style:paragraph-properties fo:text-align="justify" fo:margin-bottom="0in" fo:text-indent="0.3937in">
        <style:tab-stops>
          <style:tab-stop style:type="left" style:position="0.393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text-align="justify" fo:margin-bottom="0in" fo:text-indent="0.3937in">
        <style:tab-stops>
          <style:tab-stop style:type="left" style:position="0.393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paragraph-properties fo:text-align="justify" fo:margin-bottom="0.0833in" fo:text-indent="0.3937in">
        <style:tab-stops>
          <style:tab-stop style:type="left" style:position="0.393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paragraph-properties fo:text-align="justify" fo:margin-bottom="0.0833in">
        <style:tab-stops>
          <style:tab-stop style:type="left" style:position="0.3937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justify" fo:margin-bottom="0.0833in">
        <style:tab-stops>
          <style:tab-stop style:type="left" style:position="0.3937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justify" fo:margin-bottom="0.0833in">
        <style:tab-stops>
          <style:tab-stop style:type="left" style:position="0.3937in"/>
        </style:tab-stops>
      </style:paragraph-properties>
    </style:style>
    <style:style style:name="T1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 fo:margin-bottom="0.0833in">
        <style:tab-stops>
          <style:tab-stop style:type="left" style:position="0.3937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4" style:parent-style-name="Normal" style:family="paragraph">
      <style:paragraph-properties fo:text-align="justify" fo:margin-bottom="0in">
        <style:tab-stops>
          <style:tab-stop style:type="left" style:position="0.3937in"/>
        </style:tab-stops>
      </style:paragraph-properties>
    </style:style>
    <style:style style:name="T1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text-align="justify" fo:margin-bottom="0in">
        <style:tab-stops>
          <style:tab-stop style:type="left" style:position="0.393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paragraph-properties fo:text-align="justify" fo:margin-bottom="0.0833in">
        <style:tab-stops>
          <style:tab-stop style:type="left" style:position="0.393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paragraph-properties fo:margin-bottom="0in">
        <style:tab-stops>
          <style:tab-stop style:type="left" style:position="0.3937in"/>
        </style:tab-stops>
      </style:paragraph-properties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2.<text:tab/>Definição do Sistema</text:p>
      <text:p text:style-name="P2"><text:tab/>Este capítulo terá a função de descrever o programa em si, seu escopo e suas principais funções abrangendo os itens a seguir.</text:p>
      <text:p text:style-name="P3">2.1.<text:s/><text:tab/>Descrição do Problema</text:p>
      <text:p text:style-name="P4">Para um controle de estoque, mesmo em pequenos negócios, a utilização de métodos manuais, não automatizados, pode acarretar em erros de registro e manuseio de dados, perda de tempo e consequentemente, de produtividade.</text:p>
      <text:p text:style-name="P5">O desenvolvimento de um sistema que automatize, controle, mantenha em segurança os dados e principalmente, ajude colaboradores a aumentarem sua produtividade é de interesse de qualquer empreendedor que zele pelo seu negócio.</text:p>
      <text:p text:style-name="P6">O aplicativo SCS Estoque tem a missão de solucionar problemas básicos que tangem a esfera do controle de estoque de pequenas empresas, utilizando de plataformas modernas e de um sistema estável para o negócio.</text:p>
      <text:p text:style-name="P7">2.2.<text:tab/>Principais Envolvidos e suas Características</text:p>
      <text:p text:style-name="P8"><text:tab/><text:tab/>2.1.1.<text:tab/>Usuários do Sistema</text:p>
      <text:p text:style-name="P9"><text:span text:style-name="T10"><text:tab/></text:span><text:span text:style-name="T11"><text:tab/></text:span><text:span text:style-name="T12">O sistema tem como foco pequenas empresas. Os usuários que operarão o sistema diretamente serão os próprios colaboradores da empresa, divididos em níveis de acesso para melhor segurança e organização, não necessário um alto nível técnico para operação.</text:span></text:p>
      <text:p text:style-name="P13">2.3.<text:s/><text:tab/>Regras do Negócio</text:p>
      <text:p text:style-name="P14"><text:span text:style-name="T15"><text:tab/></text:span><text:span text:style-name="T16">É esperado do sistema um bom desempenho em computadores modestos, interface amigável para bom entendimento por parte do usuário final.<text:s/></text:span><text:span text:style-name="T17">O sistema estará operando em um ambiente crítico de produção, portanto a tolerância de falhas deverá ser mantida no mínimo possível. É esperado que o sistema seja estável e confiável.</text:span></text:p>
      <text:p text:style-name="P18"><text:tab/>Pelo foco ser em ambiente empresariais de pequeno porte, não é esperado um alto volume de dados, portanto a solução de um banco de dados voltado a pequenos volumes fora o mais recomendado. Caso a empresa em questão deseje crescer e por consequência seu volume de dados operacionais aumente além das capacidades originalmente concebidas, é recomendável uma reestruturação da parte que tange o controle de entrada e saída de dados para otimização do sistema.</text:p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disciplinar SCS Estoque - Definição do Sistema</dc:title>
    <dc:description/>
    <dc:subject/>
    <meta:initial-creator>Giovanni Armane</meta:initial-creator>
    <dc:creator>Giovanni Armane</dc:creator>
    <meta:creation-date>2015-11-18T21:17:00Z</meta:creation-date>
    <dc:date>2015-11-18T21:17:00Z</dc:date>
    <meta:template xlink:href="Normal.dotm" xlink:type="simple"/>
    <meta:editing-cycles>2</meta:editing-cycles>
    <meta:editing-duration>PT0S</meta:editing-duration>
    <meta:document-statistic meta:page-count="1" meta:paragraph-count="3" meta:word-count="307" meta:character-count="1968" meta:row-count="13" meta:non-whitespace-character-count="1664"/>
  </office:meta>
</office:document-meta>
</file>